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sin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RUNC(1000*SIN(RADIANS([.A2]))+0.5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1000*SIN(RADIANS([.A3]))+0.5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NC(1000*SIN(RADIANS([.A4]))+0.5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NC(1000*SIN(RADIANS([.A5]))+0.5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1000*SIN(RADIANS([.A6]))+0.5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NC(1000*SIN(RADIANS([.A7]))+0.5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NC(1000*SIN(RADIANS([.A8]))+0.5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NC(1000*SIN(RADIANS([.A9]))+0.5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NC(1000*SIN(RADIANS([.A10]))+0.5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UNC(1000*SIN(RADIANS([.A11]))+0.5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NC(1000*SIN(RADIANS([.A12]))+0.5;0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NC(1000*SIN(RADIANS([.A13]))+0.5;0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NC(1000*SIN(RADIANS([.A14]))+0.5;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NC(1000*SIN(RADIANS([.A15]))+0.5;0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NC(1000*SIN(RADIANS([.A16]))+0.5;0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NC(1000*SIN(RADIANS([.A17]))+0.5;0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NC(1000*SIN(RADIANS([.A18]))+0.5;0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NC(1000*SIN(RADIANS([.A19]))+0.5;0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NC(1000*SIN(RADIANS([.A20]))+0.5;0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NC(1000*SIN(RADIANS([.A21]))+0.5;0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NC(1000*SIN(RADIANS([.A22]))+0.5;0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NC(1000*SIN(RADIANS([.A23]))+0.5;0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NC(1000*SIN(RADIANS([.A24]))+0.5;0)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1000*SIN(RADIANS([.A25]))+0.5;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NC(1000*SIN(RADIANS([.A26]))+0.5;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NC(1000*SIN(RADIANS([.A27]))+0.5;0)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RUNC(1000*SIN(RADIANS([.A28]))+0.5;0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UNC(1000*SIN(RADIANS([.A29]))+0.5;0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NC(1000*SIN(RADIANS([.A30]))+0.5;0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1000*SIN(RADIANS([.A31]))+0.5;0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NC(1000*SIN(RADIANS([.A32]))+0.5;0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NC(1000*SIN(RADIANS([.A33]))+0.5;0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NC(1000*SIN(RADIANS([.A34]))+0.5;0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1000*SIN(RADIANS([.A35]))+0.5;0)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NC(1000*SIN(RADIANS([.A36]))+0.5;0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NC(1000*SIN(RADIANS([.A37]))+0.5;0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1000*SIN(RADIANS([.A38]))+0.5;0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NC(1000*SIN(RADIANS([.A39]))+0.5;0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NC(1000*SIN(RADIANS([.A40]))+0.5;0)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NC(1000*SIN(RADIANS([.A41]))+0.5;0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NC(1000*SIN(RADIANS([.A42]))+0.5;0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RUNC(1000*SIN(RADIANS([.A43]))+0.5;0)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UNC(1000*SIN(RADIANS([.A44]))+0.5;0)"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UNC(1000*SIN(RADIANS([.A45]))+0.5;0)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NC(1000*SIN(RADIANS([.A46]))+0.5;0)"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UNC(1000*SIN(RADIANS([.A47]))+0.5;0)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UNC(1000*SIN(RADIANS([.A48]))+0.5;0)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NC(1000*SIN(RADIANS([.A49]))+0.5;0)"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UNC(1000*SIN(RADIANS([.A50]))+0.5;0)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RUNC(1000*SIN(RADIANS([.A51]))+0.5;0)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NC(1000*SIN(RADIANS([.A52]))+0.5;0)"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RUNC(1000*SIN(RADIANS([.A53]))+0.5;0)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RUNC(1000*SIN(RADIANS([.A54]))+0.5;0)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RUNC(1000*SIN(RADIANS([.A55]))+0.5;0)"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RUNC(1000*SIN(RADIANS([.A56]))+0.5;0)"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1000*SIN(RADIANS([.A57]))+0.5;0)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RUNC(1000*SIN(RADIANS([.A58]))+0.5;0)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RUNC(1000*SIN(RADIANS([.A59]))+0.5;0)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RUNC(1000*SIN(RADIANS([.A60]))+0.5;0)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RUNC(1000*SIN(RADIANS([.A61]))+0.5;0)"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RUNC(1000*SIN(RADIANS([.A62]))+0.5;0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1000*SIN(RADIANS([.A63]))+0.5;0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RUNC(1000*SIN(RADIANS([.A64]))+0.5;0)"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RUNC(1000*SIN(RADIANS([.A65]))+0.5;0)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RUNC(1000*SIN(RADIANS([.A66]))+0.5;0)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RUNC(1000*SIN(RADIANS([.A67]))+0.5;0)"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RUNC(1000*SIN(RADIANS([.A68]))+0.5;0)"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RUNC(1000*SIN(RADIANS([.A69]))+0.5;0)"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RUNC(1000*SIN(RADIANS([.A70]))+0.5;0)"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RUNC(1000*SIN(RADIANS([.A71]))+0.5;0)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RUNC(1000*SIN(RADIANS([.A72]))+0.5;0)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RUNC(1000*SIN(RADIANS([.A73]))+0.5;0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RUNC(1000*SIN(RADIANS([.A74]))+0.5;0)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RUNC(1000*SIN(RADIANS([.A75]))+0.5;0)"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RUNC(1000*SIN(RADIANS([.A76]))+0.5;0)"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RUNC(1000*SIN(RADIANS([.A77]))+0.5;0)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RUNC(1000*SIN(RADIANS([.A78]))+0.5;0)"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RUNC(1000*SIN(RADIANS([.A79]))+0.5;0)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RUNC(1000*SIN(RADIANS([.A80]))+0.5;0)"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RUNC(1000*SIN(RADIANS([.A81]))+0.5;0)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RUNC(1000*SIN(RADIANS([.A82]))+0.5;0)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RUNC(1000*SIN(RADIANS([.A83]))+0.5;0)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RUNC(1000*SIN(RADIANS([.A84]))+0.5;0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RUNC(1000*SIN(RADIANS([.A85]))+0.5;0)"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RUNC(1000*SIN(RADIANS([.A86]))+0.5;0)"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RUNC(1000*SIN(RADIANS([.A87]))+0.5;0)"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RUNC(1000*SIN(RADIANS([.A88]))+0.5;0)"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RUNC(1000*SIN(RADIANS([.A89]))+0.5;0)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RUNC(1000*SIN(RADIANS([.A90]))+0.5;0)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RUNC(1000*SIN(RADIANS([.A91]))+0.5;0)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creation-date>2021-08-15T19:19:48.581185142</meta:creation-date>
    <dc:date>2021-08-15T20:42:05.960316813</dc:date>
    <dc:creator>Peter</dc:creator>
    <meta:editing-duration>PT9M57S</meta:editing-duration>
    <meta:editing-cycles>1</meta:editing-cycles>
    <meta:document-statistic meta:table-count="1" meta:cell-count="182" meta:object-count="0"/>
    <meta:generator>LibreOffice/7.1.4.2$Linux_X86_64 LibreOffice_project/10$Build-2</meta:generator>
  </office:meta>
</office:document-meta>
</file>